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401e6" officeooo:paragraph-rsid="001401e6"/>
    </style:style>
    <style:style style:name="P2" style:family="paragraph" style:parent-style-name="Standard">
      <style:text-properties officeooo:rsid="001401e6" officeooo:paragraph-rsid="00167eb3"/>
    </style:style>
    <style:style style:name="P3" style:family="paragraph" style:parent-style-name="Standard">
      <style:text-properties officeooo:rsid="00158635" officeooo:paragraph-rsid="00158635"/>
    </style:style>
    <style:style style:name="P4" style:family="paragraph" style:parent-style-name="Standard">
      <style:text-properties officeooo:rsid="00167eb3" officeooo:paragraph-rsid="00167eb3"/>
    </style:style>
    <style:style style:name="P5" style:family="paragraph" style:parent-style-name="Standard">
      <style:text-properties officeooo:rsid="00168ceb" officeooo:paragraph-rsid="00168ceb"/>
    </style:style>
    <style:style style:name="P6" style:family="paragraph" style:parent-style-name="Standard">
      <style:text-properties officeooo:rsid="001aa648" officeooo:paragraph-rsid="001aa648"/>
    </style:style>
    <style:style style:name="P7" style:family="paragraph" style:parent-style-name="Standard">
      <style:text-properties officeooo:rsid="001ee370" officeooo:paragraph-rsid="001ee370"/>
    </style:style>
    <style:style style:name="P8" style:family="paragraph" style:parent-style-name="Standard">
      <style:text-properties officeooo:rsid="0020361b" officeooo:paragraph-rsid="0020361b"/>
    </style:style>
    <style:style style:name="P9" style:family="paragraph" style:parent-style-name="Standard">
      <style:text-properties officeooo:rsid="00167eb3" officeooo:paragraph-rsid="00167eb3"/>
    </style:style>
    <style:style style:name="P10" style:family="paragraph" style:parent-style-name="Standard">
      <style:text-properties officeooo:rsid="001401e6" officeooo:paragraph-rsid="001401e6"/>
    </style:style>
    <style:style style:name="P11" style:family="paragraph" style:parent-style-name="Standard">
      <style:text-properties officeooo:rsid="0025a53a" officeooo:paragraph-rsid="0025a53a"/>
    </style:style>
    <style:style style:name="P12" style:family="paragraph" style:parent-style-name="Standard">
      <style:text-properties officeooo:rsid="00274613" officeooo:paragraph-rsid="00274613"/>
    </style:style>
    <style:style style:name="T1" style:family="text">
      <style:text-properties officeooo:rsid="00158635"/>
    </style:style>
    <style:style style:name="T2" style:family="text">
      <style:text-properties officeooo:rsid="0016e1e6"/>
    </style:style>
    <style:style style:name="T3" style:family="text">
      <style:text-properties officeooo:rsid="001d5029"/>
    </style:style>
    <style:style style:name="T4" style:family="text">
      <style:text-properties officeooo:rsid="001db223"/>
    </style:style>
    <style:style style:name="T5" style:family="text">
      <style:text-properties officeooo:rsid="002490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stin Byrd</text:p>
      <text:p text:style-name="P1"/>
      <text:p text:style-name="P1">Payments in Django:</text:p>
      <text:p text:style-name="P1"/>
      <text:p text:style-name="P1"><text:tab/><text:span text:style-name="T4">Payment Options: Obviously security always duh right everyone</text:span></text:p>
      <text:p text:style-name="P1"><text:tab/><text:tab/><text:tab/><text:span text:style-name="T4">Apps</text:span></text:p>
      <text:p text:style-name="P1"><text:tab/><text:tab/><text:tab/><text:span text:style-name="T4">Merchant Account w/ Bank</text:span></text:p>
      <text:p text:style-name="P1"><text:tab/><text:tab/><text:tab/><text:span text:style-name="T4">Payment Gateway to bank </text:span></text:p>
      <text:p text:style-name="P1"><text:tab/><text:tab/><text:tab/><text:span text:style-name="T4">But that takes SSL and PCI compliance</text:span></text:p>
      <text:p text:style-name="P1"><text:tab/><text:tab/><text:tab/><text:span text:style-name="T4">Secure Payment Page</text:span></text:p>
      <text:p text:style-name="P1"><text:tab/><text:tab/><text:tab/><text:span text:style-name="T4">Legal Compliance</text:span></text:p>
      <text:p text:style-name="P1"><text:tab/><text:tab/><text:tab/></text:p>
      <text:p text:style-name="P7">But </text:p>
      <text:p text:style-name="P7">Stripe is easy soo… </text:p>
      <text:p text:style-name="P8">Stripe Implementation Docs</text:p>
      <text:p text:style-name="P8"/>
      <text:p text:style-name="P1">Stripe API webhook Setup</text:p>
      <text:p text:style-name="P1"><text:tab/><text:span text:style-name="T1">Account</text:span></text:p>
      <text:p text:style-name="P1"><text:tab/><text:tab/><text:span text:style-name="T5">Setup is easy</text:span></text:p>
      <text:p text:style-name="P1"><text:tab/><text:span text:style-name="T1">Keys</text:span></text:p>
      <text:p text:style-name="P1"><text:tab/><text:tab/><text:span text:style-name="T5">Developers → API-Keys</text:span></text:p>
      <text:p text:style-name="P1"><text:tab/><text:span text:style-name="T5">Save keys to .env folder file or right to settings(Unrecommended) </text:span></text:p>
      <text:p text:style-name="P11"/>
      <text:p text:style-name="P12">Install Stripe</text:p>
      <text:p text:style-name="P12"><text:tab/>pip install stripe</text:p>
      <text:p text:style-name="P12"><text:tab/>pip freeze &gt; requirements.txt</text:p>
      <text:p text:style-name="P1"/>
      <text:p text:style-name="P1">Django Site Forms Templates Views and URLs </text:p>
      <text:p text:style-name="P1"/>
      <text:p text:style-name="P4">URLs</text:p>
      <text:p text:style-name="P4"><text:tab/>Product Page</text:p>
      <text:p text:style-name="P4"><text:tab/>Payment Success</text:p>
      <text:p text:style-name="P4"><text:tab/>Payment Failure</text:p>
      <text:p text:style-name="P4"><text:tab/>Stripe_webhook</text:p>
      <text:p text:style-name="P4"/>
      <text:p text:style-name="P4">Templates:</text:p>
      <text:p text:style-name="P2"><text:tab/><text:span text:style-name="T2">Product Page w/ Paynow Button</text:span></text:p>
      <text:p text:style-name="P2"><text:tab/><text:span text:style-name="T1">Checkout Page</text:span></text:p>
      <text:p text:style-name="P1"><text:tab/><text:span text:style-name="T1">Payment Failed</text:span></text:p>
      <text:p text:style-name="P3"><text:tab/>Payment Successful</text:p>
      <text:p text:style-name="P1"/>
      <text:p text:style-name="P5">Views:</text:p>
      <text:p text:style-name="P5"><text:tab/>Product Page @login required</text:p>
      <text:p text:style-name="P5"><text:tab/>Payment Success</text:p>
      <text:p text:style-name="P5"><text:tab/>Payment Fail</text:p>
      <text:p text:style-name="P5"/>
      <text:p text:style-name="P6">Stripe cannot work from Localhost domain you must have a real domain <text:span text:style-name="T3">(even from a process from the machine just not localhost)</text:span></text:p>
      <text:p text:style-name="P6"/>
      <text:p text:style-name="P6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5:03:02.985910436</meta:creation-date>
    <meta:generator>LibreOffice/7.5.8.2$Linux_X86_64 LibreOffice_project/50$Build-2</meta:generator>
    <dc:date>2023-11-24T11:13:23.931462024</dc:date>
    <meta:editing-duration>PT18M13S</meta:editing-duration>
    <meta:editing-cycles>16</meta:editing-cycles>
    <meta:document-statistic meta:table-count="0" meta:image-count="0" meta:object-count="0" meta:page-count="2" meta:paragraph-count="38" meta:word-count="131" meta:character-count="877" meta:non-whitespace-character-count="736"/>
  </office:meta>
</office:document-meta>
</file>